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ca370"/>
    </style:style>
    <style:style style:name="P2" style:family="paragraph" style:parent-style-name="Preformatted_20_Text">
      <style:paragraph-properties fo:margin-left="0cm" fo:margin-right="0cm" fo:text-indent="0cm" style:auto-text-indent="false"/>
      <style:text-properties officeooo:paragraph-rsid="001ca370"/>
    </style:style>
    <style:style style:name="P3" style:family="paragraph" style:parent-style-name="Preformatted_20_Text">
      <style:paragraph-properties fo:margin-left="0cm" fo:margin-right="0cm" fo:text-indent="0cm" style:auto-text-indent="false"/>
      <style:text-properties officeooo:paragraph-rsid="001e0267"/>
    </style:style>
    <style:style style:name="P4" style:family="paragraph" style:parent-style-name="Preformatted_20_Text">
      <style:paragraph-properties fo:margin-left="0cm" fo:margin-right="0cm" fo:text-indent="0cm" style:auto-text-indent="false"/>
      <style:text-properties officeooo:paragraph-rsid="001e0481"/>
    </style:style>
    <style:style style:name="P5" style:family="paragraph" style:parent-style-name="Preformatted_20_Text">
      <style:paragraph-properties fo:margin-left="0cm" fo:margin-right="0cm" fo:text-indent="0cm" style:auto-text-indent="false"/>
      <style:text-properties officeooo:paragraph-rsid="001ed375"/>
    </style:style>
    <style:style style:name="P6" style:family="paragraph" style:parent-style-name="Standard">
      <style:text-properties officeooo:rsid="001ca370" officeooo:paragraph-rsid="001ca370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1ca370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2084a3"/>
    </style:style>
    <style:style style:name="P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2141b0"/>
    </style:style>
    <style:style style:name="T1" style:family="text">
      <style:text-properties officeooo:rsid="001ca37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e0267"/>
    </style:style>
    <style:style style:name="T4" style:family="text">
      <style:text-properties officeooo:rsid="001e0481"/>
    </style:style>
    <style:style style:name="T5" style:family="text">
      <style:text-properties officeooo:rsid="001ed375"/>
    </style:style>
    <style:style style:name="T6" style:family="text">
      <style:text-properties officeooo:rsid="002084a3"/>
    </style:style>
    <style:style style:name="T7" style:family="text">
      <style:text-properties officeooo:rsid="002141b0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1e0267" style:font-size-asian="10pt" style:font-size-complex="10pt"/>
    </style:style>
    <style:style style:name="T10" style:family="text">
      <style:text-properties fo:font-size="10pt" officeooo:rsid="002141b0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Ondrej Meheš 4.C 2.skupina</text:p>
      <text:p text:style-name="P6"/>
      <text:p text:style-name="P1"><text:span text:style-name="Source_20_Text"><text:span text:style-name="T1">W</text:span></text:span></text:p>
      <text:p text:style-name="P6">vytvorili sme si nový súbor dev pomocou základných príkazov. Doňho sme vytvorili súbor zoska-snap</text:p>
      <text:p text:style-name="P6">nainstalovali sme si dôležité súbory na realizáciu projektu:</text:p>
      <text:p text:style-name="P6"><text:span text:style-name="Source_20_Text"><text:span text:style-name="T10">W</text:span></text:span><text:span text:style-name="Source_20_Text"><text:span text:style-name="T8">hat is your project named? </text:span></text:span><text:span text:style-name="Source_20_Text"><text:span text:style-name="T9">zoska-snap</text:span></text:span></text:p>
      <text:p text:style-name="P2"><text:span text:style-name="Source_20_Text">Would you like to use TypeScript? No / </text:span><text:span text:style-name="Source_20_Text"><text:span text:style-name="T2">Yes</text:span></text:span></text:p>
      <text:p text:style-name="P2"><text:span text:style-name="Source_20_Text">Would you like to use ESLint? No / </text:span><text:span text:style-name="Source_20_Text"><text:span text:style-name="T2">Yes</text:span></text:span></text:p>
      <text:p text:style-name="P2"><text:span text:style-name="Source_20_Text">Would you like to use Tailwind CSS? </text:span><text:span text:style-name="Source_20_Text"><text:span text:style-name="T2">No</text:span></text:span><text:span text:style-name="Source_20_Text"> / Yes</text:span></text:p>
      <text:p text:style-name="P2"><text:span text:style-name="Source_20_Text">Would you like your code inside a `src/` directory? No / </text:span><text:span text:style-name="Source_20_Text"><text:span text:style-name="T2">Yes</text:span></text:span></text:p>
      <text:p text:style-name="P2"><text:span text:style-name="Source_20_Text">Would you like to use App Router? (recommended) No / </text:span><text:span text:style-name="Source_20_Text"><text:span text:style-name="T2">Yes</text:span></text:span></text:p>
      <text:p text:style-name="P2"><text:span text:style-name="Source_20_Text">Would you like to customize the import alias (`@/*` by default)? </text:span><text:span text:style-name="Source_20_Text"><text:span text:style-name="T2">No</text:span></text:span><text:span text:style-name="Source_20_Text"> / Yes</text:span></text:p>
      <text:p text:style-name="P2"><text:span text:style-name="Source_20_Text"/></text:p>
      <text:p text:style-name="P3"><text:span text:style-name="Source_20_Text"><text:span text:style-name="T3">npm run dev – spustenie development módu</text:span></text:span></text:p>
      <text:p text:style-name="P3"><text:span text:style-name="Source_20_Text"/></text:p>
      <text:p text:style-name="P4"><text:span text:style-name="Source_20_Text"><text:span text:style-name="T4">vyhradené názvy súborov</text:span></text:span></text:p>
      <text:p text:style-name="P4"><text:span text:style-name="Source_20_Text"><text:span text:style-name="T4">page.tsx</text:span></text:span></text:p>
      <text:p text:style-name="P4"><text:span text:style-name="Source_20_Text"><text:span text:style-name="T4">layout.tsx</text:span></text:span></text:p>
      <text:p text:style-name="P4"><text:span text:style-name="Source_20_Text"><text:span text:style-name="T4">not-found.tsx</text:span></text:span></text:p>
      <text:p text:style-name="P4"><text:span text:style-name="Source_20_Text"/></text:p>
      <text:p text:style-name="P4"><text:a xlink:type="simple" xlink:href="http://localhost:3000/" text:style-name="Internet_20_link" text:visited-style-name="Visited_20_Internet_20_Link"><text:span text:style-name="Source_20_Text">http://localhost:3000</text:span></text:a></text:p>
      <text:p text:style-name="P4"><text:a xlink:type="simple" xlink:href="http://localhost:3000/gdpr" text:style-name="Internet_20_link" text:visited-style-name="Visited_20_Internet_20_Link"><text:span text:style-name="Source_20_Text">http://localhost:3000/gdpr</text:span></text:a></text:p>
      <text:p text:style-name="P4"><text:span text:style-name="Source_20_Text"/></text:p>
      <text:p text:style-name="P5"><text:span text:style-name="Source_20_Text"><text:span text:style-name="T5">Vytvorili sme si rôzne podstránky. A vytvorili konštrukciu pre náš projekt.</text:span></text:span></text:p>
      <text:p text:style-name="P7"><text:span text:style-name="Source_20_Text"/></text:p>
      <text:p text:style-name="P7"><text:span text:style-name="Source_20_Text">git config --global user.name "zoska-snap"<text:line-break/>git config --global user-email "</text:span><text:a xlink:type="simple" xlink:href="mailto:ondrej.mehes@gmail.com" text:style-name="Internet_20_link" text:visited-style-name="Visited_20_Internet_20_Link"><text:span text:style-name="Source_20_Text">ondrej.mehes@gmail.com</text:span></text:a><text:span text:style-name="Source_20_Text">"<text:line-break/></text:span><text:span text:style-name="Source_20_Text"><text:span text:style-name="T6">git remote add origin </text:span></text:span><text:a xlink:type="simple" xlink:href="https://github.com/Apiarii/zozska-snap.git" text:style-name="Internet_20_link" text:visited-style-name="Visited_20_Internet_20_Link"><text:span text:style-name="Source_20_Text"><text:span text:style-name="T6">https://github.com/Apiarii/zozska-snap.git</text:span></text:span></text:a></text:p>
      <text:p text:style-name="P8"><text:span text:style-name="Source_20_Text"/></text:p>
      <text:p text:style-name="P8"><text:span text:style-name="Source_20_Text"><text:span text:style-name="T7">GitHub – aplikácia využívaná všetkými programátormi. Dokážeme si tam ukladať postupne náš pokrok v projekte. Ak sa niečo pokazí, vieme si nahrať spätný (a funkčný) stav projektu.</text:span></text:span></text:p>
      <text:p text:style-name="P9"><text:span text:style-name="Source_20_Text"><text:span text:style-name="T7">Prepojili sme náš projekt spolu s Githubom, aby sme vedeli využívať jeho fukcie. Vytvorili sme si rozšírili sme konštrukciu projektu a uložili.</text:span></text:span></text:p>
      <text:p text:style-name="P8"><text:span text:style-name="Source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2:26:06.363524484</meta:creation-date>
    <meta:generator>LibreOffice/24.2.5.2$Linux_X86_64 LibreOffice_project/420$Build-2</meta:generator>
    <dc:date>2024-09-26T13:06:21.622478842</dc:date>
    <meta:editing-duration>PT37M46S</meta:editing-duration>
    <meta:editing-cycles>2</meta:editing-cycles>
    <meta:document-statistic meta:table-count="0" meta:image-count="0" meta:object-count="0" meta:page-count="1" meta:paragraph-count="22" meta:word-count="188" meta:character-count="1235" meta:non-whitespace-character-count="1069"/>
  </office:meta>
</office:document-meta>
</file>